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max number of charaacters for email field on "Forgot your password" page is 50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more than 50 characters into Email field</text:p>
          </table:table-cell>
          <table:table-cell office:value-type="string" table:style-name="ce4">
            <text:p>User is not able to enter more than 50 characters in Email field<text:s/>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6:57Z</meta:creation-date>
    <dc:date>2022-07-01T08:39:00Z</dc:date>
  </office:meta>
</office:document-meta>
</file>